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Utils.getJavaVersionTrimm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ystemUtils.isJavaVersionAtLeast( float required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getOSMatches( String osName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stemUtils.isJavaVersionAtLeast( int required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getUser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getSystemProperty(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ystemUtils.getJavaVersionMatches( String version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stemUtils.getJava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getUser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isJavaAwtHeadl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getJavaVersionAsFloa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ystemUtils.System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ystemUtils.getJavaIoTmp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getJavaVersionAs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ystemUtils.getOSMatches( String osNamePrefix , String osVersion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stemUtils.getJava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